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BB9000023DEC693F20E.svm"/>
  <manifest:file-entry manifest:media-type="" manifest:full-path="Pictures/20000007000019D8000025A0E56BA7A0.svm"/>
  <manifest:file-entry manifest:media-type="" manifest:full-path="Pictures/20000007000019D8000025EF388A87DF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4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6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7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!quickNote</text:p>
      <text:p text:style-name="P1"/>
      <text:p text:style-name="P1"/>
      <text:p text:style-name="P2">Dokumentacja Użytkow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utorzy</text:span><text:line-break/>Dec Bartosz</text:p>
      <text:p text:style-name="P4">Draszczuk Mariusz</text:p>
      <text:p text:style-name="P4">Kłodnicki Mateusz</text:p>
      <text:p text:style-name="P5"><text:soft-page-break/>I. Okno główne (po kliknięciu na ikonkę w trayu)</text:p>
      <text:p text:style-name="P3"><draw:frame draw:style-name="fr1" draw:name="grafika1" text:anchor-type="paragraph" svg:x="4.309cm" svg:y="0.224cm" svg:width="7.661cm" svg:height="10.352cm" draw:z-index="0"><draw:image xlink:href="Pictures/20000007000019D8000025A0E56BA7A0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017945425692434" text:style-name="L1">
        <text:list-item>
          <text:p text:style-name="P12">Stan synchronizacji</text:p>
          <text:p text:style-name="P14">- aktualny: oznacza, że wszystkie pliki są aktualnie poprawnie zsynchronizowane z wersją serwerową</text:p>
          <text:p text:style-name="P14">- nieaktualne: oznacza, że istnieją jakieś pliki w kopii lokalnej, które różnią się z wersją serwerową. Zalecane jest podpięcie do Internetu w celu zsynchronizowania bazy.<text:line-break/></text:p>
        </text:list-item>
        <text:list-item>
          <text:p text:style-name="P14">Przycisk <text:span text:style-name="T4">„Settings”</text:span>: po kliknięciu otwiera „Okno ustawień” (II)<text:line-break/></text:p>
        </text:list-item>
        <text:list-item>
          <text:p text:style-name="P14">Lista ostatnio edytowanych notatek. Górny wiersz zawiera tytuł notatki, dolny datę edycji.<text:line-break/></text:p>
        </text:list-item>
        <text:list-item>
          <text:p text:style-name="P14">Przycisk <text:span text:style-name="T4">„Share link”</text:span>: po kliknięciu do schowka jest kopiowany link URL, który można przesłać innej osobie w celu podejrzenia notatki.<text:line-break/></text:p>
        </text:list-item>
        <text:list-item>
          <text:p text:style-name="P14">Przycisk „<text:span text:style-name="T4">+New Note</text:span>”: po kliknięciu otwiera „Okno dodawania notatki” (III)<text:line-break/></text:p>
        </text:list-item>
        <text:list-item>
          <text:p text:style-name="P14">Przycisk <text:span text:style-name="T4">„quicknote.com”</text:span>: po kliknięciu uruchamia przeglądarkę i otwiera stronę internetową aplikacji. (V – póki co brak interfejsu)</text:p>
          <text:p text:style-name="P14"><text:line-break/></text:p>
          <text:p text:style-name="P14"/>
        </text:list-item>
      </text:list>
      <text:p text:style-name="P3"/>
      <text:list xml:id="list41466782" text:continue-numbering="true" text:style-name="L1">
        <text:list-header>
          <text:p text:style-name="P14"/>
          <text:p text:style-name="P14"/>
        </text:list-header>
      </text:list>
      <text:list xml:id="list7249498245726507849" text:style-name="L2">
        <text:list-item>
          <text:p text:style-name="P7"><text:soft-page-break/>Okno ustawień (po kliknięciu I.2)</text:p>
          <text:p text:style-name="P15"><draw:frame draw:style-name="fr2" draw:name="grafika2" text:anchor-type="paragraph" svg:x="4.773cm" svg:y="0.501cm" svg:width="7.749cm" svg:height="10.716cm" draw:z-index="1"><draw:image xlink:href="Pictures/20000007000019D8000025EF388A87DF.svm" xlink:type="simple" xlink:show="embed" xlink:actuate="onLoad"/></draw:frame><text:line-break/><text:span text:style-name="T5">1.</text:span><text:span text:style-name="T3"> </text:span><text:s/>Pole <text:span text:style-name="T4">LOGIN</text:span>: wyświetla adres email aktualnie zalogowanego użytkownika<text:line-break/></text:p>
        </text:list-item>
      </text:list>
      <text:list xml:id="list3637497631377683596" text:style-name="L3">
        <text:list-item>
          <text:list>
            <text:list-item>
              <text:list>
                <text:list-item>
                  <text:p text:style-name="P16">Przycisk <text:span text:style-name="T4">„Account”</text:span>: uruchamia przeglądarkę i otwiera stronę stronę internetową aplikacji w panelu ustawień użytkownika (VI – póki co brak interfejsu)<text:line-break/></text:p>
                </text:list-item>
                <text:list-item>
                  <text:p text:style-name="P16">Przycisk <text:span text:style-name="T4">„Logout”</text:span>: wylogowuje aktualnego użytkownika<text:line-break/></text:p>
                </text:list-item>
                <text:list-item>
                  <text:p text:style-name="P16">Checkbox <text:span text:style-name="T4">„Auto-sync”</text:span>: włącza lub wyłącza funkcję automatycznej synchronizacji z bazą danych<text:line-break/></text:p>
                </text:list-item>
                <text:list-item>
                  <text:p text:style-name="P16">Checkbox <text:span text:style-name="T4">„Add to autostart”</text:span>: włącza lub wyłącza funkcję uruchamiania przy starcie systemu<text:line-break/></text:p>
                </text:list-item>
                <text:list-item>
                  <text:p text:style-name="P16">Checkbox <text:span text:style-name="T4">„Enable hotkeys”</text:span>: włącza lub wyłączą funkcję globalnych skrótów klawiszowych<text:line-break/></text:p>
                </text:list-item>
                <text:list-item>
                  <text:p text:style-name="P16">Jeśli pole 6 jest zaznaczone wyświetla aktualny skrót klawiszowy do otwarcia okna dodawania notatki (III)<text:line-break/></text:p>
                </text:list-item>
                <text:list-item>
                  <text:p text:style-name="P16">Jeśli pole 6 jest zaznaczone wyświetla aktualny skrót klawiszowy do okna przeglądania notatek (IV)</text:p>
                </text:list-item>
                <text:list-item>
                  <text:p text:style-name="P16">Przycisk „<text:span text:style-name="T4">Accept”</text:span> zapisujący aktualne ustawienia.</text:p>
                </text:list-item>
              </text:list>
            </text:list-item>
          </text:list>
        </text:list-item>
      </text:list>
      <text:list xml:id="list5735766877683157017" text:style-name="L4">
        <text:list-header>
          <text:p text:style-name="P8"><text:soft-page-break/>III. Okno dodawania notatki</text:p>
        </text:list-header>
      </text:list>
      <text:p text:style-name="P3"/>
      <text:p text:style-name="P3"><draw:frame draw:style-name="fr1" draw:name="grafika3" text:anchor-type="paragraph" svg:x="2.402cm" svg:y="0.088cm" svg:width="12.45cm" svg:height="10.686cm" draw:z-index="2"><draw:image xlink:href="Pictures/2000000700002BB9000023DEC693F20E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list xml:id="list5295799264067777207" text:style-name="L5">
        <text:list-item>
          <text:p text:style-name="P18"><text:span text:style-name="T2">Lista tagów:</text:span><text:span text:style-name="T1"> lista jednowyrazowych słów po których będzie można sortować notatki w oknie IV<text:line-break/></text:span></text:p>
        </text:list-item>
        <text:list-item>
          <text:p text:style-name="P17">Przycisk<text:span text:style-name="T4"> „Abort”</text:span>: jeśli nie chcemy, aby notatka została nadpisana po zakończeniu edycji możemy go nacisnąć<text:line-break/></text:p>
        </text:list-item>
        <text:list-item>
          <text:p text:style-name="P17"><text:span text:style-name="T4">Okno tekstu</text:span>: wpisujemy treść notatki, którą chcemy trzymać na serwerze.</text:p>
        </text:list-item>
      </text:list>
      <text:p text:style-name="P3"/>
      <text:p text:style-name="P3"/>
      <text:p text:style-name="P3"/>
      <text:p text:style-name="P3"/>
      <text:p text:style-name="P3"/>
      <text:list xml:id="list3117604811952202691" text:style-name="L6">
        <text:list-header>
          <text:p text:style-name="P9">IV. Okno przeglądania notatek</text:p>
        </text:list-header>
      </text:list>
      <text:p text:style-name="P11">TODO<text:line-break/></text:p>
      <text:list xml:id="list9056795387906513729" text:style-name="L7">
        <text:list-item>
          <text:p text:style-name="P10">Strona Internetowa</text:p>
        </text:list-item>
      </text:list>
      <text:p text:style-name="P5"><text:span text:style-name="T5">TODO</text:span><text:line-break/></text:p>
      <text:p text:style-name="P5">VI. Strona Internetowa – panel ustawień<text:line-break/><text:span text:style-name="T5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20:35:20.41</meta:creation-date>
    <dc:date>2014-01-19T21:32:34.82</dc:date>
    <meta:editing-duration>PT21M14S</meta:editing-duration>
    <meta:editing-cycles>5</meta:editing-cycles>
    <meta:generator>OpenOffice.org/3.4.1$Win32 OpenOffice.org_project/341m1$Build-9593</meta:generator>
    <meta:document-statistic meta:table-count="0" meta:image-count="3" meta:object-count="0" meta:page-count="4" meta:paragraph-count="35" meta:word-count="309" meta:character-count="2188"/>
  </office:meta>
</office:document-meta>
</file>